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0d3267" officeooo:paragraph-rsid="000d3267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0d3267" officeooo:paragraph-rsid="000d3267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0d3267" officeooo:paragraph-rsid="000d3267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0e69e0" officeooo:paragraph-rsid="000e69e0" style:font-weight-asian="bold" style:font-weight-complex="bold"/>
    </style:style>
    <style:style style:name="P5" style:family="paragraph" style:parent-style-name="Standard">
      <style:text-properties style:font-name="Arial" fo:language="en" fo:country="US" fo:font-weight="bold" officeooo:rsid="000fed2f" officeooo:paragraph-rsid="000fed2f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111c8b" officeooo:paragraph-rsid="00111c8b" style:font-weight-asian="bold" style:font-weight-complex="bold"/>
    </style:style>
    <style:style style:name="P7" style:family="paragraph" style:parent-style-name="Standard">
      <style:text-properties style:font-name="Arial" fo:language="en" fo:country="US" fo:font-weight="bold" officeooo:rsid="00209e7d" officeooo:paragraph-rsid="00209e7d" style:font-weight-asian="bold" style:font-weight-complex="bold"/>
    </style:style>
    <style:style style:name="P8" style:family="paragraph" style:parent-style-name="Standard">
      <style:text-properties style:font-name="Arial" fo:language="en" fo:country="US" fo:font-weight="bold" officeooo:rsid="0014db3b" officeooo:paragraph-rsid="0021c133" style:font-weight-asian="bold" style:font-weight-complex="bold"/>
    </style:style>
    <style:style style:name="P9" style:family="paragraph" style:parent-style-name="Standard">
      <style:text-properties style:font-name="Arial" fo:language="en" fo:country="US" officeooo:rsid="000d3267" officeooo:paragraph-rsid="000d3267"/>
    </style:style>
    <style:style style:name="P10" style:family="paragraph" style:parent-style-name="Standard">
      <style:text-properties style:font-name="Arial" fo:language="en" fo:country="US" officeooo:rsid="000e69e0" officeooo:paragraph-rsid="000e69e0"/>
    </style:style>
    <style:style style:name="P11" style:family="paragraph" style:parent-style-name="Standard">
      <style:text-properties style:font-name="Arial" fo:language="en" fo:country="US" officeooo:rsid="000fed2f" officeooo:paragraph-rsid="000fed2f"/>
    </style:style>
    <style:style style:name="P12" style:family="paragraph" style:parent-style-name="Standard">
      <style:text-properties style:font-name="Arial" fo:language="en" fo:country="US" officeooo:rsid="00111c8b" officeooo:paragraph-rsid="00111c8b"/>
    </style:style>
    <style:style style:name="P13" style:family="paragraph" style:parent-style-name="Standard">
      <style:text-properties style:font-name="Arial" fo:language="en" fo:country="US" officeooo:rsid="00112375" officeooo:paragraph-rsid="0021c133"/>
    </style:style>
    <style:style style:name="P14" style:family="paragraph" style:parent-style-name="Standard">
      <style:text-properties style:font-name="Arial" fo:language="en" fo:country="US" officeooo:rsid="0011903d" officeooo:paragraph-rsid="0011903d"/>
    </style:style>
    <style:style style:name="P15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14db3b" officeooo:paragraph-rsid="003273fc"/>
    </style:style>
    <style:style style:name="P16" style:family="paragraph" style:parent-style-name="Standard">
      <style:text-properties style:font-name="Arial" fo:language="en" fo:country="US" officeooo:rsid="0014db3b" officeooo:paragraph-rsid="0021c133"/>
    </style:style>
    <style:style style:name="P17" style:family="paragraph" style:parent-style-name="Standard">
      <style:text-properties style:font-name="Arial" fo:language="en" fo:country="US" officeooo:rsid="0014db3b" officeooo:paragraph-rsid="00275056"/>
    </style:style>
    <style:style style:name="P18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19aba0" officeooo:paragraph-rsid="0022b938"/>
    </style:style>
    <style:style style:name="P1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1afda2" officeooo:paragraph-rsid="00275056"/>
    </style:style>
    <style:style style:name="P2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1afda2" officeooo:paragraph-rsid="0027a42b"/>
    </style:style>
    <style:style style:name="P21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1ca1b4" officeooo:paragraph-rsid="0027a42b"/>
    </style:style>
    <style:style style:name="P22" style:family="paragraph" style:parent-style-name="Standard">
      <style:text-properties style:font-name="Arial" fo:language="en" fo:country="US" officeooo:rsid="001e1752" officeooo:paragraph-rsid="00111c8b"/>
    </style:style>
    <style:style style:name="P23" style:family="paragraph" style:parent-style-name="Standard">
      <style:text-properties style:font-name="Arial" fo:language="en" fo:country="US" officeooo:rsid="00209e7d" officeooo:paragraph-rsid="00209e7d"/>
    </style:style>
    <style:style style:name="P24" style:family="paragraph" style:parent-style-name="Standard">
      <style:text-properties style:font-name="Arial" fo:language="en" fo:country="US" officeooo:rsid="00209e7d" officeooo:paragraph-rsid="00270a8d"/>
    </style:style>
    <style:style style:name="P25" style:family="paragraph" style:parent-style-name="Standard">
      <style:text-properties style:font-name="Arial" fo:language="en" fo:country="US" officeooo:rsid="0021c133" officeooo:paragraph-rsid="0021c133"/>
    </style:style>
    <style:style style:name="P26" style:family="paragraph" style:parent-style-name="Standard">
      <style:text-properties style:font-name="Arial" fo:language="en" fo:country="US" officeooo:rsid="0021c133" officeooo:paragraph-rsid="003377be"/>
    </style:style>
    <style:style style:name="P27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22f0e5" officeooo:paragraph-rsid="0022f0e5"/>
    </style:style>
    <style:style style:name="P28" style:family="paragraph" style:parent-style-name="Standard">
      <style:text-properties style:font-name="Arial" fo:language="en" fo:country="US" officeooo:rsid="00299179" officeooo:paragraph-rsid="00111c8b"/>
    </style:style>
    <style:style style:name="P2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9aba0" officeooo:paragraph-rsid="0022b938"/>
    </style:style>
    <style:style style:name="P3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9aba0" officeooo:paragraph-rsid="002f87ae"/>
    </style:style>
    <style:style style:name="P31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2f0e5" officeooo:paragraph-rsid="0022f0e5"/>
    </style:style>
    <style:style style:name="P32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7dccf" officeooo:paragraph-rsid="00242bfe"/>
    </style:style>
    <style:style style:name="P33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7dccf" officeooo:paragraph-rsid="0030bec7"/>
    </style:style>
    <style:style style:name="P34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7dccf" officeooo:paragraph-rsid="0031202a"/>
    </style:style>
    <style:style style:name="P35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42bfe" officeooo:paragraph-rsid="00242bfe"/>
    </style:style>
    <style:style style:name="P36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42bfe" officeooo:paragraph-rsid="0022f0e5"/>
    </style:style>
    <style:style style:name="P37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5c891" officeooo:paragraph-rsid="0025c891"/>
    </style:style>
    <style:style style:name="P38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75056" officeooo:paragraph-rsid="00275056"/>
    </style:style>
    <style:style style:name="P3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75056" officeooo:paragraph-rsid="0025c891"/>
    </style:style>
    <style:style style:name="P4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54175" officeooo:paragraph-rsid="00275056"/>
    </style:style>
    <style:style style:name="P41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54175" officeooo:paragraph-rsid="003273fc"/>
    </style:style>
    <style:style style:name="P42" style:family="paragraph" style:parent-style-name="Standard">
      <style:text-properties style:font-name="Arial" fo:language="en" fo:country="US" style:text-underline-style="none" officeooo:rsid="00154175" officeooo:paragraph-rsid="00275056"/>
    </style:style>
    <style:style style:name="P43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afda2" officeooo:paragraph-rsid="00275056"/>
    </style:style>
    <style:style style:name="P44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1ea2d" officeooo:paragraph-rsid="002f87ae"/>
    </style:style>
    <style:style style:name="P45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f87ae" officeooo:paragraph-rsid="002f87ae"/>
    </style:style>
    <style:style style:name="P46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2b9bc" officeooo:paragraph-rsid="0030bec7"/>
    </style:style>
    <style:style style:name="P47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49958" officeooo:paragraph-rsid="0030bec7"/>
    </style:style>
    <style:style style:name="P48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5044f" officeooo:paragraph-rsid="003273fc"/>
    </style:style>
    <style:style style:name="P4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6c4a7" officeooo:paragraph-rsid="003273fc"/>
    </style:style>
    <style:style style:name="P5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1202a" officeooo:paragraph-rsid="0031202a"/>
    </style:style>
    <style:style style:name="P51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e5301" officeooo:paragraph-rsid="00344094"/>
    </style:style>
    <style:style style:name="P52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27a42b" officeooo:paragraph-rsid="002d2e66"/>
    </style:style>
    <style:style style:name="P53" style:family="paragraph" style:parent-style-name="Standard">
      <style:text-properties style:font-name="Arial" fo:language="en" fo:country="US" officeooo:rsid="002e76f8" officeooo:paragraph-rsid="002e76f8"/>
    </style:style>
    <style:style style:name="P54" style:family="paragraph" style:parent-style-name="Standard">
      <style:text-properties style:font-name="Arial" fo:language="en" fo:country="US" officeooo:rsid="002b6af9" officeooo:paragraph-rsid="002f87ae"/>
    </style:style>
    <style:style style:name="P55" style:family="paragraph" style:parent-style-name="Standard">
      <style:text-properties style:font-name="Arial" fo:language="en" fo:country="US" officeooo:rsid="002b6af9" officeooo:paragraph-rsid="003377be"/>
    </style:style>
    <style:style style:name="P56" style:family="paragraph" style:parent-style-name="Standard">
      <style:text-properties style:font-name="Arial" fo:language="en" fo:country="US" officeooo:rsid="002cc4be" officeooo:paragraph-rsid="002f87ae"/>
    </style:style>
    <style:style style:name="P57" style:family="paragraph" style:parent-style-name="Standard">
      <style:text-properties style:font-name="Arial" fo:language="en" fo:country="US" officeooo:rsid="00300d46" officeooo:paragraph-rsid="003377be"/>
    </style:style>
    <style:style style:name="P58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31202a" officeooo:paragraph-rsid="0031202a"/>
    </style:style>
    <style:style style:name="P5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31202a" officeooo:paragraph-rsid="003273fc"/>
    </style:style>
    <style:style style:name="P6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3273fc" officeooo:paragraph-rsid="003273fc"/>
    </style:style>
    <style:style style:name="P61" style:family="paragraph" style:parent-style-name="Standard">
      <style:text-properties style:font-name="Arial" fo:language="en" fo:country="US" officeooo:rsid="003377be" officeooo:paragraph-rsid="003377be"/>
    </style:style>
    <style:style style:name="P62" style:family="paragraph" style:parent-style-name="Standard">
      <style:text-properties style:font-name="Arial" fo:language="en" fo:country="US" officeooo:rsid="003fd1bd" officeooo:paragraph-rsid="003377be"/>
    </style:style>
    <style:style style:name="P63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37dcbe" officeooo:paragraph-rsid="00344094"/>
    </style:style>
    <style:style style:name="P64" style:family="paragraph" style:parent-style-name="Standard">
      <style:text-properties style:font-name="Arial" fo:font-size="15pt" fo:language="en" fo:country="US" fo:font-weight="bold" officeooo:rsid="002e76f8" officeooo:paragraph-rsid="002e76f8" style:font-size-asian="15pt" style:font-weight-asian="bold" style:font-size-complex="15pt" style:font-weight-complex="bold"/>
    </style:style>
    <style:style style:name="P65" style:family="paragraph" style:parent-style-name="Standard">
      <style:text-properties style:font-name="Arial" fo:font-size="15pt" fo:language="en" fo:country="US" fo:font-weight="bold" officeooo:rsid="00111c8b" officeooo:paragraph-rsid="00111c8b" style:font-size-asian="15pt" style:font-weight-asian="bold" style:font-size-complex="15pt" style:font-weight-complex="bold"/>
    </style:style>
    <style:style style:name="P66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font-size="14pt" fo:language="en" fo:country="US" style:text-underline-style="none" fo:font-weight="bold" officeooo:rsid="0035044f" officeooo:paragraph-rsid="003273fc" style:font-size-asian="14pt" style:font-weight-asian="bold" style:font-size-complex="14pt" style:font-weight-complex="bold"/>
    </style:style>
    <style:style style:name="P67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font-size="12pt" fo:language="en" fo:country="US" style:text-underline-style="none" fo:font-weight="normal" officeooo:rsid="0037dcbe" officeooo:paragraph-rsid="00344094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ed1c24" style:font-name="Arial" fo:font-size="15pt" fo:language="en" fo:country="US" fo:font-weight="bold" officeooo:rsid="002e76f8" officeooo:paragraph-rsid="002e76f8" style:font-size-asian="15pt" style:font-weight-asian="bold" style:font-size-complex="15pt" style:font-weight-complex="bold"/>
    </style:style>
    <style:style style:name="P69" style:family="paragraph" style:parent-style-name="Standard">
      <style:paragraph-properties fo:break-before="page"/>
      <style:text-properties style:font-name="Arial" fo:language="en" fo:country="US" fo:font-weight="bold" officeooo:rsid="00209e7d" officeooo:paragraph-rsid="00209e7d" style:font-weight-asian="bold" style:font-weight-complex="bold"/>
    </style:style>
    <style:style style:name="P70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officeooo:rsid="001afda2" officeooo:paragraph-rsid="00275056"/>
    </style:style>
    <style:style style:name="P71" style:family="paragraph" style:parent-style-name="Standard">
      <style:paragraph-properties fo:break-before="page"/>
      <style:text-properties style:font-name="Arial" fo:language="en" fo:country="US" officeooo:rsid="00209e7d" officeooo:paragraph-rsid="0028e0a9"/>
    </style:style>
    <style:style style:name="P72" style:family="paragraph" style:parent-style-name="Standard">
      <style:paragraph-properties fo:break-before="page"/>
      <style:text-properties style:font-name="Arial" fo:language="en" fo:country="US" officeooo:rsid="0021c133" officeooo:paragraph-rsid="0021c133"/>
    </style:style>
    <style:style style:name="P73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officeooo:rsid="00242bfe" officeooo:paragraph-rsid="0029ed12"/>
    </style:style>
    <style:style style:name="P74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officeooo:rsid="00242bfe" officeooo:paragraph-rsid="00242bfe"/>
    </style:style>
    <style:style style:name="P75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42bfe" officeooo:paragraph-rsid="00242bfe"/>
    </style:style>
    <style:style style:name="P76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75056" officeooo:paragraph-rsid="00275056"/>
    </style:style>
    <style:style style:name="P77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officeooo:rsid="0022f0e5" officeooo:paragraph-rsid="0022f0e5"/>
    </style:style>
    <style:style style:name="P78" style:family="paragraph">
      <loext:graphic-properties draw:fill="solid" draw:fill-color="#ffffff" draw:opacity="0%"/>
    </style:style>
    <style:style style:name="P79" style:family="paragraph">
      <loext:graphic-properties draw:fill="solid" draw:fill-color="#729fcf" draw:opacity="0%"/>
    </style:style>
    <style:style style:name="T1" style:family="text">
      <style:text-properties officeooo:rsid="000fed2f"/>
    </style:style>
    <style:style style:name="T2" style:family="text">
      <style:text-properties officeooo:rsid="00112375"/>
    </style:style>
    <style:style style:name="T3" style:family="text">
      <style:text-properties officeooo:rsid="0011903d"/>
    </style:style>
    <style:style style:name="T4" style:family="text">
      <style:text-properties officeooo:rsid="00154175"/>
    </style:style>
    <style:style style:name="T5" style:family="text">
      <style:text-properties officeooo:rsid="0016c356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5pt" fo:font-weight="bold" style:font-size-asian="15pt" style:font-weight-asian="bold" style:font-size-complex="15pt" style:font-weight-complex="bold"/>
    </style:style>
    <style:style style:name="T8" style:family="text">
      <style:text-properties style:text-position="super 58%" officeooo:rsid="00349958"/>
    </style:style>
    <style:style style:name="T9" style:family="text">
      <style:text-properties style:text-position="super 58%" style:text-underline-style="none"/>
    </style:style>
    <style:style style:name="T10" style:family="text">
      <style:text-properties style:text-position="super 58%" style:text-underline-style="none" officeooo:rsid="003273fc"/>
    </style:style>
    <style:style style:name="T11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5056" style:font-weight-asian="bold" style:font-weight-complex="bold"/>
    </style:style>
    <style:style style:name="T14" style:family="text">
      <style:text-properties fo:font-weight="bold" officeooo:rsid="0038cdc6" style:font-weight-asian="bold" style:font-weight-complex="bold"/>
    </style:style>
    <style:style style:name="T15" style:family="text">
      <style:text-properties officeooo:rsid="0021c133"/>
    </style:style>
    <style:style style:name="T16" style:family="text">
      <style:text-properties officeooo:rsid="0022b938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42bfe"/>
    </style:style>
    <style:style style:name="T19" style:family="text">
      <style:text-properties style:text-underline-style="none" officeooo:rsid="0017dccf"/>
    </style:style>
    <style:style style:name="T20" style:family="text">
      <style:text-properties style:text-underline-style="none" officeooo:rsid="00299179"/>
    </style:style>
    <style:style style:name="T21" style:family="text">
      <style:text-properties style:text-underline-style="none" officeooo:rsid="0029ed12"/>
    </style:style>
    <style:style style:name="T22" style:family="text">
      <style:text-properties style:text-underline-style="none" officeooo:rsid="003273fc"/>
    </style:style>
    <style:style style:name="T23" style:family="text">
      <style:text-properties style:text-underline-style="none" officeooo:rsid="003377be"/>
    </style:style>
    <style:style style:name="T24" style:family="text">
      <style:text-properties fo:font-size="10pt" officeooo:rsid="001e1752" style:font-size-asian="10pt" style:font-size-complex="10pt"/>
    </style:style>
    <style:style style:name="T25" style:family="text">
      <style:text-properties officeooo:rsid="00275056"/>
    </style:style>
    <style:style style:name="T26" style:family="text">
      <style:text-properties officeooo:rsid="0028e0a9"/>
    </style:style>
    <style:style style:name="T27" style:family="text">
      <style:text-properties officeooo:rsid="00299179"/>
    </style:style>
    <style:style style:name="T28" style:family="text">
      <style:text-properties officeooo:rsid="001f116a"/>
    </style:style>
    <style:style style:name="T29" style:family="text">
      <style:text-properties officeooo:rsid="002d2871"/>
    </style:style>
    <style:style style:name="T30" style:family="text">
      <style:text-properties fo:font-size="9pt" officeooo:rsid="002d2871" style:font-size-asian="9pt" style:font-size-complex="9pt"/>
    </style:style>
    <style:style style:name="T31" style:family="text">
      <style:text-properties fo:font-size="9pt" officeooo:rsid="00349958" style:font-size-asian="9pt" style:font-size-complex="9pt"/>
    </style:style>
    <style:style style:name="T32" style:family="text">
      <style:text-properties fo:font-size="9pt" officeooo:rsid="0031202a" style:font-size-asian="9pt" style:font-size-complex="9pt"/>
    </style:style>
    <style:style style:name="T33" style:family="text">
      <style:text-properties fo:font-size="8pt" officeooo:rsid="0021c133" style:font-size-asian="8pt" style:font-size-complex="8pt"/>
    </style:style>
    <style:style style:name="T34" style:family="text">
      <style:text-properties officeooo:rsid="002d2e66"/>
    </style:style>
    <style:style style:name="T35" style:family="text">
      <style:text-properties fo:color="#ed1c24" officeooo:rsid="002e76f8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299179" style:font-size-asian="12pt" style:font-size-complex="12pt"/>
    </style:style>
    <style:style style:name="T38" style:family="text">
      <style:text-properties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15pt" fo:font-weight="bold" officeooo:rsid="002f87ae" style:font-size-asian="15pt" style:font-weight-asian="bold" style:font-size-complex="15pt" style:font-weight-complex="bold"/>
    </style:style>
    <style:style style:name="T40" style:family="text">
      <style:text-properties fo:font-size="15pt" fo:font-weight="bold" officeooo:rsid="00349958" style:font-size-asian="15pt" style:font-weight-asian="bold" style:font-size-complex="15pt" style:font-weight-complex="bold"/>
    </style:style>
    <style:style style:name="T41" style:family="text">
      <style:text-properties fo:font-size="15pt" fo:font-weight="bold" officeooo:rsid="0031202a" style:font-size-asian="15pt" style:font-weight-asian="bold" style:font-size-complex="15pt" style:font-weight-complex="bold"/>
    </style:style>
    <style:style style:name="T42" style:family="text">
      <style:text-properties fo:font-size="15pt" fo:font-weight="bold" officeooo:rsid="00300d46" style:font-size-asian="15pt" style:font-weight-asian="bold" style:font-size-complex="15pt" style:font-weight-complex="bold"/>
    </style:style>
    <style:style style:name="T43" style:family="text">
      <style:text-properties fo:font-size="15pt" fo:font-weight="bold" officeooo:rsid="003fd1bd" style:font-size-asian="15pt" style:font-weight-asian="bold" style:font-size-complex="15pt" style:font-weight-complex="bold"/>
    </style:style>
    <style:style style:name="T44" style:family="text">
      <style:text-properties officeooo:rsid="00293f0b"/>
    </style:style>
    <style:style style:name="T45" style:family="text">
      <style:text-properties officeooo:rsid="002f87ae"/>
    </style:style>
    <style:style style:name="T46" style:family="text">
      <style:text-properties style:text-overline-style="solid" style:text-overline-width="bold" style:text-overline-color="font-color"/>
    </style:style>
    <style:style style:name="T47" style:family="text">
      <style:text-properties officeooo:rsid="002f87ae" style:text-overline-style="solid" style:text-overline-width="bold" style:text-overline-color="font-color"/>
    </style:style>
    <style:style style:name="T48" style:family="text">
      <style:text-properties officeooo:rsid="0031ea2d" style:text-overline-style="solid" style:text-overline-width="bold" style:text-overline-color="font-color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300d46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32b9bc" style:font-size-asian="14pt" style:font-weight-asian="bold" style:font-size-complex="14pt" style:font-weight-complex="bold"/>
    </style:style>
    <style:style style:name="T52" style:family="text">
      <style:text-properties fo:font-size="14pt" fo:font-weight="bold" officeooo:rsid="00154175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37130a" style:font-size-asian="14pt" style:font-weight-asian="bold" style:font-size-complex="14pt" style:font-weight-complex="bold"/>
    </style:style>
    <style:style style:name="T54" style:family="text">
      <style:text-properties fo:font-size="14pt" style:text-underline-style="solid" style:text-underline-width="bold" style:text-underline-color="font-color" fo:font-weight="bold" style:font-size-asian="14pt" style:font-weight-asian="bold" style:font-size-complex="14pt" style:font-weight-complex="bold"/>
    </style:style>
    <style:style style:name="T55" style:family="text">
      <style:text-properties fo:font-size="14pt" style:text-underline-style="solid" style:text-underline-width="bold" style:text-underline-color="font-color" fo:font-weight="bold" officeooo:rsid="0036c4a7" style:font-size-asian="14pt" style:font-weight-asian="bold" style:font-size-complex="14pt" style:font-weight-complex="bold"/>
    </style:style>
    <style:style style:name="T5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7" style:family="text">
      <style:text-properties officeooo:rsid="0031ea2d"/>
    </style:style>
    <style:style style:name="T58" style:family="text">
      <style:text-properties style:text-underline-style="solid" style:text-underline-width="bold" style:text-underline-color="font-color"/>
    </style:style>
    <style:style style:name="T59" style:family="text">
      <style:text-properties style:text-underline-style="solid" style:text-underline-width="bold" style:text-underline-color="font-color" officeooo:rsid="0022b938"/>
    </style:style>
    <style:style style:name="T60" style:family="text">
      <style:text-properties officeooo:rsid="0032b9bc"/>
    </style:style>
    <style:style style:name="T61" style:family="text">
      <style:text-properties officeooo:rsid="0030bec7"/>
    </style:style>
    <style:style style:name="T62" style:family="text">
      <style:text-properties officeooo:rsid="00349958"/>
    </style:style>
    <style:style style:name="T63" style:family="text">
      <style:text-properties style:text-position="0% 100%"/>
    </style:style>
    <style:style style:name="T64" style:family="text">
      <style:text-properties style:text-position="0% 100%" fo:font-size="9pt" officeooo:rsid="0030bec7" style:font-size-asian="9pt" style:font-size-complex="9pt"/>
    </style:style>
    <style:style style:name="T65" style:family="text">
      <style:text-properties officeooo:rsid="003273fc"/>
    </style:style>
    <style:style style:name="T66" style:family="text">
      <style:text-properties officeooo:rsid="0033671c"/>
    </style:style>
    <style:style style:name="T67" style:family="text">
      <style:text-properties officeooo:rsid="00209e7d"/>
    </style:style>
    <style:style style:name="T68" style:family="text">
      <style:text-properties officeooo:rsid="003fd1bd"/>
    </style:style>
    <style:style style:name="T69" style:family="text">
      <style:text-properties officeooo:rsid="0035378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3cm" svg:stroke-color="#000000" draw:marker-start-width="0.434cm" draw:marker-end-width="0.434cm" draw:fill="solid" draw:fill-color="#ffffff" draw:opacity="0%" draw:textarea-horizontal-align="justify" draw:textarea-vertical-align="middle" draw:auto-grow-height="false" fo:min-height="1.259cm" fo:min-width="1.03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svg:stroke-color="#000000" draw:marker-start-width="0.407cm" draw:marker-end-width="0.407cm" draw:fill="solid" draw:fill-color="#729fcf" draw:opacity="0%" draw:textarea-horizontal-align="justify" draw:textarea-vertical-align="middle" draw:auto-grow-height="false" fo:min-height="0.695cm" fo:min-width="1.979cm" fo:padding-top="0.009cm" fo:padding-bottom="0.009cm" fo:padding-left="0.009cm" fo:padding-right="0.00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 240 Midterm Test <text:span text:style-name="T35">Answers</text:span></text:p>
      <text:p text:style-name="P2">March 26, 2019: 2:00<text:span text:style-name="T26">p</text:span>m – <text:span text:style-name="T26">3</text:span>:50pm</text:p>
      <text:p text:style-name="P9"/>
      <text:p text:style-name="P3">Instructions</text:p>
      <text:p text:style-name="P9"/>
      <text:p text:style-name="P10">This is an open book test. <text:s/>You may used all information printed on paper.</text:p>
      <text:p text:style-name="P10"/>
      <text:p text:style-name="P10">This is a closed electronic test. <text:s/>No electronics allowed.</text:p>
      <text:p text:style-name="P9"/>
      <text:p text:style-name="P9"/>
      <text:p text:style-name="P9"/>
      <text:p text:style-name="P4">Important</text:p>
      <text:p text:style-name="P10"/>
      <text:p text:style-name="P10">If a person want<text:span text:style-name="T1">s</text:span> to leave the room during the test then the test must be submitted and not returned. <text:s/>Plan ahead.</text:p>
      <text:p text:style-name="P10"/>
      <text:p text:style-name="P10"/>
      <text:p text:style-name="P10"/>
      <text:p text:style-name="P4">Points</text:p>
      <text:p text:style-name="P10"/>
      <text:p text:style-name="P10">The total points of this test is <text:span text:style-name="T1">0x64</text:span>. <text:s/>The more challenging questions will carry a few more points than the simple questions. <text:s/>The exact distribution of points among individual questions <text:span text:style-name="T1">had not been </text:span>determined at time of printing.</text:p>
      <text:p text:style-name="P9"/>
      <text:p text:style-name="P9"/>
      <text:p text:style-name="P9"/>
      <text:p text:style-name="P6">Assum<text:span text:style-name="T3">ptions</text:span></text:p>
      <text:p text:style-name="P12"/>
      <text:p text:style-name="P12">All numbers are 64-bit numbers (quadwords) unless otherwise specified.</text:p>
      <text:p text:style-name="P12"/>
      <text:p text:style-name="P14">Some questions ask you to write a fragment of assembly code. <text:s/>You should omit all comments. <text:s/>Don’t waste valuable test time on comments.</text:p>
      <text:p text:style-name="P12"/>
      <text:p text:style-name="P9"/>
      <text:p text:style-name="P7">Number formats accepted</text:p>
      <text:p text:style-name="P23"/>
      <text:p text:style-name="P23">Standard decimal, example: <text:s text:c="2"/>36.5</text:p>
      <text:p text:style-name="P23"/>
      <text:p text:style-name="P23">Scientific decimal with power of 2, example: <text:s/>2.75x2<text:span text:style-name="T6">13</text:span></text:p>
      <text:p text:style-name="P23"/>
      <text:p text:style-name="P23">“Hex format” means “IEEE754 format”, example: <text:s/>0x5555 6666 7777 8888</text:p>
      <text:p text:style-name="P9"/>
      <text:p text:style-name="P9"/>
      <text:p text:style-name="P5">Continue</text:p>
      <text:p text:style-name="P11"/>
      <text:p text:style-name="P11">If you understand the above proceed directly to the next page.</text:p>
      <text:p text:style-name="P69">Begin question</text:p>
      <text:p text:style-name="P12"/>
      <text:p text:style-name="P12">1. <text:s/>Write a fragment of an X86 program that does the following.</text:p>
      <text:p text:style-name="P12"/>
      <text:p text:style-name="P28">Declare an array of 25 quadwords. <text:s/>Make a fragment of an X86 program that will output all the positive numbers only.</text:p>
      <text:p text:style-name="P12"/>
      <text:p text:style-name="P53">Answer:</text:p>
      <text:p text:style-name="P53"/>
      <text:p text:style-name="P64">segment <text:s/>.bss</text:p>
      <text:p text:style-name="P64">list <text:s/>resq <text:s/>25</text:p>
      <text:p text:style-name="P65"/>
      <text:p text:style-name="P64">segment <text:s/>.text</text:p>
      <text:p text:style-name="P64">question1:</text:p>
      <text:p text:style-name="P64">. . . . . . . . . . .</text:p>
      <text:p text:style-name="P64">mov <text:s/>r10, list<text:tab/><text:tab/><text:tab/>;r10 is the array</text:p>
      <text:p text:style-name="P64">mov <text:s/>r8, 0<text:tab/><text:tab/><text:tab/><text:tab/>;r8 is the index from 0 through 24</text:p>
      <text:p text:style-name="P64"/>
      <text:p text:style-name="P64">beginloop:</text:p>
      <text:p text:style-name="P64">cmp <text:s/>r8, 25</text:p>
      <text:p text:style-name="P64">jge <text:s/>finished</text:p>
      <text:p text:style-name="P64">mov <text:s/>rcx, <text:s/>[r10+8*r8]</text:p>
      <text:p text:style-name="P68">cmp <text:s/>rcx, 0</text:p>
      <text:p text:style-name="P68">jle <text:s/>continue</text:p>
      <text:p text:style-name="P68">mov <text:s/>rax, 0</text:p>
      <text:p text:style-name="P68">mov rdi, integerform</text:p>
      <text:p text:style-name="P68">mov <text:s/>rsi, rcx</text:p>
      <text:p text:style-name="P68">call printf</text:p>
      <text:p text:style-name="P68">continue:</text:p>
      <text:p text:style-name="P64">inc <text:s/>r8</text:p>
      <text:p text:style-name="P64">jmp <text:s/>beginloop</text:p>
      <text:p text:style-name="P64"/>
      <text:p text:style-name="P64">finished:</text:p>
      <text:p text:style-name="P12"/>
      <text:p text:style-name="P12">//<text:span text:style-name="T69">The part in red is the statement “if (list[r8] &gt; 0) then print (list[r8])” translated to X86.</text:span></text:p>
      <text:p text:style-name="P22"/>
      <text:p text:style-name="P22"/>
      <text:p text:style-name="P24"><text:span text:style-name="T36">2. <text:s/></text:span><text:span text:style-name="T37">What is the largest signed integer? <text:s/>Give the answer in decimal and in IEEE754.</text:span></text:p>
      <text:p text:style-name="P23"/>
      <text:p text:style-name="P53">Answer: <text:s text:c="2"/><text:span text:style-name="T38">2</text:span><text:span text:style-name="T7">63</text:span><text:span text:style-name="T38">-1 <text:s/>= <text:s/>0x7FFF FFFF FFFF FFFF</text:span></text:p>
      <text:p text:style-name="P71">3.<text:span text:style-name="T5"> <text:s/>Simplify: <text:s/></text:span><text:span text:style-name="T5"><draw:frame draw:style-name="fr1" draw:name="Object2" text:anchor-type="as-char" svg:y="-0.713cm" svg:width="1.506cm" svg:height="1.14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3"/>
      <text:p text:style-name="P53">Answer: The summation <text:span text:style-name="T44">equals</text:span><text:span text:style-name="T44"><draw:frame draw:style-name="fr1" draw:name="Object3" text:anchor-type="as-char" svg:y="-1.261cm" svg:width="1.709cm" svg:height="2.17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4"> = </text:span><text:span text:style-name="T44"><draw:frame draw:style-name="fr1" draw:name="Object4" text:anchor-type="as-char" svg:y="-1.376cm" svg:width="2.272cm" svg:height="1.753cm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4"><text:s/>= </text:span><text:span text:style-name="T44"><draw:frame draw:style-name="fr1" draw:name="Object5" text:anchor-type="as-char" svg:y="-1.789cm" svg:width="2.477cm" svg:height="2.166cm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3"/>
      <text:p text:style-name="P23"/>
      <text:p text:style-name="P23"/>
      <text:p text:style-name="P23"/>
      <text:p text:style-name="P23">4. <text:s/>What is the backend boundary and what is the frontend boundary of the activation record currently in use? <text:s/>Specify each part of the answer with “back” or "front”.</text:p>
      <text:p text:style-name="P23"/>
      <text:p text:style-name="P54">Answer:</text:p>
      <text:p text:style-name="P54"/>
      <text:p text:style-name="P54">The “back” of the AR is sometimes called the “base” or the “start” of the AR.</text:p>
      <text:p text:style-name="P54">The backend (base) is pointed to by <text:span text:style-name="T38">rbp</text:span>.</text:p>
      <text:p text:style-name="P55">The frontend is pointed to by <text:span text:style-name="T38">rsp</text:span>.</text:p>
      <text:p text:style-name="P55"/>
      <text:p text:style-name="P61"/>
      <text:p text:style-name="P61"/>
      <text:p text:style-name="P61"/>
      <text:p text:style-name="P61"/>
      <text:p text:style-name="P61"/>
      <text:p text:style-name="P61"/>
      <text:p text:style-name="P55"/>
      <text:p text:style-name="P55"><text:span text:style-name="T67">5. <text:s/>In an 8-place Babbage machine what is negative nine? <text:s/></text:span><text:span text:style-name="T33">[Quiz 2 #2]</text:span></text:p>
      <text:p text:style-name="P23"/>
      <text:p text:style-name="P54">Answer: <text:s/>Compute the complement of 0000 000<text:span text:style-name="T45">9</text:span>, and then add 1.</text:p>
      <text:p text:style-name="P54"/>
      <text:p text:style-name="P54">-<text:span text:style-name="T45">9</text:span> <text:s/>= <text:s/><text:span text:style-name="T46">0000 000</text:span><text:span text:style-name="T47">9</text:span> + 1 <text:s/>= <text:s/>9999 999<text:span text:style-name="T45">0</text:span> + 1 <text:s/>= <text:s/><text:span text:style-name="T38">9999 999</text:span><text:span text:style-name="T39">1</text:span></text:p>
      <text:p text:style-name="P25"/>
      <text:p text:style-name="P72">6. <text:s/>Here is the <text:span text:style-name="T2">prototype: <text:s text:c="2"/>long farmproduction(long,long,long);</text:span></text:p>
      <text:p text:style-name="P13"/>
      <text:p text:style-name="P16">Another C++ function calls farmproduction like this:</text:p>
      <text:p text:style-name="P16"/>
      <text:p text:style-name="P8">poundstomatoes <text:s/>= <text:s/>farmproduction(acresplanted,cubicfeetwater,growingseason);</text:p>
      <text:p text:style-name="P16"/>
      <text:p text:style-name="P16">Explain what happens <text:span text:style-name="T15">internally</text:span> when the call to farmproduction is executed <text:span text:style-name="T15">up to the time the first statement of farmproduction executes.</text:span></text:p>
      <text:p text:style-name="P16"/>
      <text:p text:style-name="P16"/>
      <text:p text:style-name="P54">Answer:</text:p>
      <text:p text:style-name="P54"/>
      <text:p text:style-name="P54">1. <text:s/><text:span text:style-name="T49">All values of local variables in the calling function are copied (or pushed) onto the stack.</text:span></text:p>
      <text:p text:style-name="P54"/>
      <text:p text:style-name="P54">2. <text:s/><text:span text:style-name="T49">If rsp is off-boundary push a qword of junk.</text:span> <text:s/>Then rsp will be on-boundary.</text:p>
      <text:p text:style-name="P54"/>
      <text:p text:style-name="P54">3. <text:s/><text:span text:style-name="T49">Push rip.</text:span> <text:s/>Now rsp is off-boundary. <text:s/>This is the “front” of the AR of the caller function.</text:p>
      <text:p text:style-name="P54"/>
      <text:p text:style-name="P56"><text:s text:c="5"/><text:span text:style-name="T49">Copy values to be passed to respective registers: rdi, rsi, rdx, rcx, ..… <text:s/>and xmm0, xmm1, xmm2, ... as needed.</text:span></text:p>
      <text:p text:style-name="P54"/>
      <text:p text:style-name="P54"><text:span text:style-name="T69">1</text:span>. <text:span text:style-name="T49"><text:s/>Push rbp.</text:span> <text:s/>This location is on-boundary. <text:s/>This begins a new AR for the called function.</text:p>
      <text:p text:style-name="P54"/>
      <text:p text:style-name="P54"><text:span text:style-name="T69">2</text:span>. <text:s/><text:span text:style-name="T49">Copy rbp <text:s/>← rsp.</text:span> <text:s/>Now both the back pointer and the front pointer point to the same qword. <text:s/>The newly created AR contains a single qword.</text:p>
      <text:p text:style-name="P54"/>
      <text:p text:style-name="P54"><text:span text:style-name="T69">3</text:span>. <text:s/><text:span text:style-name="T49">Copy rip <text:s/>← address of first instruction of called function.</text:span> <text:s/>Now the called function is happily executing</text:p>
      <text:p text:style-name="P72">7. <text:s/>What is -<text:span text:style-name="T29">20</text:span> in twos complement little endian?</text:p>
      <text:p text:style-name="P25"/>
      <text:p text:style-name="P57">Answer: <text:s/>20 = 10100 using only 5 bits. <text:s/>Now write 20 using 64 bits:</text:p>
      <text:p text:style-name="P57">20 <text:s/>= <text:s/>0000 … 0001 0100 with 59 leading zeros. <text:s/>Now find the complement.</text:p>
      <text:p text:style-name="P62"><text:span text:style-name="T46">20</text:span> <text:s/>= <text:s/>1111 … 1110 1011 <text:s/>with 59 leading ones. <text:s text:c="2"/>Now add 1.</text:p>
      <text:p text:style-name="P57">-<text:span text:style-name="T68">20 <text:s/>= 1111 … 1110 1100 <text:s/>with 59 leading ones. <text:s text:c="2"/>Next write it in hex (big endian)</text:span></text:p>
      <text:p text:style-name="P57">-<text:span text:style-name="T68">20 <text:s/>= <text:s/>FFFF FFFF FFFF FFEC<text:tab/><text:tab/><text:tab/>Lastly, write it in little endian</text:span></text:p>
      <text:p text:style-name="P57">-<text:span text:style-name="T68">20 <text:s/>= <text:s/></text:span><text:span text:style-name="T43">ECFF FFFF FFFF FFFF</text:span></text:p>
      <text:p text:style-name="P57"/>
      <text:p text:style-name="P26"/>
      <text:p text:style-name="P62">Alternate solution of question 7 using only hex notation.</text:p>
      <text:p text:style-name="P62">20 <text:s/>= <text:s/>0000 0000 0000 0014<text:tab/><text:tab/>Next compute complement</text:p>
      <text:p text:style-name="P62"><text:span text:style-name="T46">20</text:span> <text:s/>= <text:s/>FFFF FFFF FFFF FFEB<text:tab/><text:tab/>Now add 1</text:p>
      <text:p text:style-name="P62">-20 <text:s/>= <text:s/>FFFF FFFF FFFF FFEC<text:tab/><text:tab/>Finally invert byte<text:span text:style-name="T69">s</text:span> to get little endian</text:p>
      <text:p text:style-name="P62"><text:span text:style-name="T50">-20 <text:s/>= <text:s/></text:span><text:span text:style-name="T42">ECFF FFFF FFFF FFFF</text:span></text:p>
      <text:p text:style-name="P25"/>
      <text:p text:style-name="P25"/>
      <text:p text:style-name="P25"/>
      <text:p text:style-name="P25"/>
      <text:p text:style-name="P25"/>
      <text:p text:style-name="P18"><text:span text:style-name="T16">8</text:span>. <text:s/>Subtract:<text:tab/>7 A <text:span text:style-name="T27">D</text:span> B 7 E 8 5<text:tab/><text:tab/><text:span text:style-name="T24">[These are 32-bit integers written in 2’s complement.]</text:span></text:p>
      <text:p text:style-name="P18"><text:tab/><text:tab/> <text:s text:c="6"/>– <text:s/><text:span text:style-name="T59">8</text:span><text:span text:style-name="T58"> 9 C C A A C 6</text:span></text:p>
      <text:p text:style-name="P29"/>
      <text:p text:style-name="P44">Answer: <text:s/>The strategy will be to find the negative of the second number, then add the negative to the first number.</text:p>
      <text:p text:style-name="P30"/>
      <text:p text:style-name="P30">– <text:span text:style-name="T57">89CCAAC6 <text:s/>= <text:s/></text:span><text:span text:style-name="T48">89CCAAC6</text:span><text:span text:style-name="T57"> + 1 <text:s/>= <text:s/>76335539+1 <text:s/>= <text:s/>7633553A</text:span></text:p>
      <text:p text:style-name="P30"/>
      <text:p text:style-name="P44">Now add<text:tab/>7ACB 7E85</text:p>
      <text:p text:style-name="P44"><text:tab/><text:tab/> <text:s text:c="6"/><text:span text:style-name="T49">+</text:span> <text:s/><text:span text:style-name="T58">7633 <text:s/>553A</text:span><text:tab/><text:tab/><text:span text:style-name="T60">The addition is really easy.</text:span></text:p>
      <text:p text:style-name="P30"><text:tab/><text:tab/><text:tab/><text:span text:style-name="T51">F</text:span><text:span text:style-name="T53">10</text:span><text:span text:style-name="T51">ED3BF</text:span></text:p>
      <text:p text:style-name="P29"/>
      <text:p text:style-name="P29"/>
      <text:p text:style-name="P51">Footnote: <text:s/>Why not directly subtract the second number from the first? <text:s/>Yes, that works too. <text:s/>However, it does involve one tricky step: <text:s/>the last subtraction is 7 minus 8. <text:s/>You have to think deeply about borrowing a 1 from somewhere. <text:s/>So, you borrow 1 and join it to the 7. <text:s/>Then the last subtraction is 17 minus 8 equals F. <text:s/>The borrowing method <text:span text:style-name="T68">does </text:span>work too.</text:p>
      <text:p text:style-name="P51"/>
      <text:p text:style-name="P51">The method of compute the negative and add is presented here because it simpler than the borrowing method (in this case).</text:p>
      <text:p text:style-name="P51"/>
      <text:p text:style-name="P51">We’ll do the borrowing method in class.</text:p>
      <text:p text:style-name="P29"/>
      <text:p text:style-name="P29"/>
      <text:p text:style-name="P31"/>
      <text:p text:style-name="P77"><text:span text:style-name="T17">9. <text:s/>Suppose </text:span><text:span text:style-name="T20">you are writing a module in X86. <text:s/>Near the end of the source code you realize you have 15 pushes and 3 pops. <text:s/>You have to balance the stack before executing the “ret” instruction. <text:s/>You could use “pop rax” 12 times. <text:s/>What is a single instruction that will accomplish the same result.</text:span></text:p>
      <text:p text:style-name="P31"/>
      <text:p text:style-name="P45">Answer: <text:s/><text:span text:style-name="T38">add rsp, 96</text:span></text:p>
      <text:p text:style-name="P31"/>
      <text:p text:style-name="P45">This works because 96 = 12 x 8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7"><text:span text:style-name="T17">10. <text:s/></text:span><text:span text:style-name="T18">Suppose an array is declared in segment .bss. <text:s/>Later the program places some quadwords into the cells of that array. <text:s/>Where in memory are those quadwords stored?</text:span></text:p>
      <text:p text:style-name="P36"/>
      <text:p text:style-name="P63"><text:span text:style-name="T18">A</text:span><text:span text:style-name="T17">nswer: <text:s/></text:span><text:span text:style-name="T56">All arrays declared in .bss are static arrays. <text:s/>The data for any static array are stored in the AR belonging to the function that declared the static array.</text:span></text:p>
      <text:p text:style-name="P67"/>
      <text:p text:style-name="P67">Footnote: <text:s/>There is a posted program with a name like 254midterm-part1 that will show a live example of what this question is all about.</text:p>
      <text:p text:style-name="P73"><text:span text:style-name="T17">11.</text:span><text:span text:style-name="T19"> <text:s/>Convert </text:span><text:span text:style-name="T19"><draw:frame draw:style-name="fr1" draw:name="Object1" text:anchor-type="as-char" svg:y="-0.619cm" svg:width="0.977cm" svg:height="0.99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9"><text:s/>to IEEE754</text:span></text:p>
      <text:p text:style-name="P32"/>
      <text:p text:style-name="P46">Answer:<text:tab/><draw:frame draw:style-name="fr1" draw:name="Object7" text:anchor-type="as-char" svg:y="-0.619cm" svg:width="2.224cm" svg:height="0.99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3"/>
      <text:p text:style-name="P33"><text:tab/><text:tab/><text:tab/><draw:frame draw:style-name="fr1" draw:name="Object8" text:anchor-type="as-char" svg:y="-0.619cm" svg:width="2.214cm" svg:height="0.99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3"/>
      <text:p text:style-name="P33"><text:tab/><text:tab/><text:tab/><draw:frame draw:style-name="fr1" draw:name="Object9" text:anchor-type="as-char" svg:y="-0.619cm" svg:width="2.205cm" svg:height="0.99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3"/>
      <text:p text:style-name="P33"><text:tab/><text:tab/><text:tab/><draw:frame draw:style-name="fr1" draw:name="Object10" text:anchor-type="as-char" svg:y="-0.619cm" svg:width="2.224cm" svg:height="0.99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tab/><text:span text:style-name="T62">The pattern has started to repeat.</text:span></text:p>
      <text:p text:style-name="P33"/>
      <text:p text:style-name="P47">So, let’s put it all together:</text:p>
      <text:p text:style-name="P47"/>
      <text:p text:style-name="P47"><draw:frame draw:style-name="fr1" draw:name="Object14" text:anchor-type="as-char" svg:y="-0.619cm" svg:width="0.977cm" svg:height="0.998cm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text:s/>= 10<text:span text:style-name="T61">1</text:span>1<text:span text:style-name="T61">1</text:span>.0<text:span text:style-name="T61">1</text:span>0 <text:span text:style-name="T61">010 010 010 010 010 010 010 010 010 010</text:span> …... x 2<text:span text:style-name="T6">0</text:span></text:p>
      <text:p text:style-name="P47"/>
      <text:p text:style-name="P47"><text:tab/><text:tab/>= <text:s text:c="2"/>1.0<text:span text:style-name="T61">111 010 010 010 010 010 010 010 010 010 ….. </text:span>x 2<text:span text:style-name="T6">4</text:span><text:span text:style-name="T63"> <text:s text:c="9"/></text:span><text:span text:style-name="T64">[pattern is evident]</text:span></text:p>
      <text:p text:style-name="P33"/>
      <text:p text:style-name="P34"><text:tab/><text:tab/><text:span text:style-name="T62">= <text:s text:c="2"/>1.0111 <text:s/>0100 <text:s/>1001 <text:s/>0010 <text:s/>0100 <text:s/>1001 <text:s/>0010 <text:s/>0100 <text:s/>x 2</text:span><text:span text:style-name="T8">4</text:span><text:span text:style-name="T62"> <text:s text:c="2"/></text:span><text:span text:style-name="T32">Ar</text:span><text:span text:style-name="T31">range the spacing for readability</text:span></text:p>
      <text:p text:style-name="P33"/>
      <text:p text:style-name="P33"><text:tab/><text:tab/><text:span text:style-name="T62">= <text:s text:c="2"/></text:span><text:span text:style-name="T40">0x403</text:span><text:span text:style-name="T41">7</text:span><text:span text:style-name="T40"> <text:s/></text:span><text:span text:style-name="T41">4924</text:span><text:span text:style-name="T40"> <text:s/></text:span><text:span text:style-name="T41">9249</text:span><text:span text:style-name="T40"> <text:s/></text:span><text:span text:style-name="T41">2492</text:span></text:p>
      <text:p text:style-name="P32"/>
      <text:p text:style-name="P32"/>
      <text:p text:style-name="P32"/>
      <text:p text:style-name="P32"/>
      <text:p text:style-name="P74"><text:span text:style-name="T19">1</text:span><text:span text:style-name="T17">2. <text:s/>Convert </text:span><text:span text:style-name="T23">float number</text:span><text:span text:style-name="T17"> 0x3F</text:span><text:span text:style-name="T21">EF</text:span><text:span text:style-name="T17"> 8000 0000 0000 <text:s/>to decimal.</text:span></text:p>
      <text:p text:style-name="P35"/>
      <text:p text:style-name="P50">Answer:</text:p>
      <text:p text:style-name="P50"/>
      <text:p text:style-name="P50">What we want to do is subtract 3FE – bias#, but subtracting a large number from a small number is always a complex operation. <text:s/>Therefore, we will subtract in the reverse order, namely: <text:s/>Bias# – 3FE <text:s/>= 3FF – 3FE <text:s/>= <text:s/>1. <text:s/>See how easy it is to subtract a small number from a large number. <text:s/>However, that answer was obtained by switching the order of subtraction. <text:s/>Therefore, the answer to the original subtraction is “-1”, which is the true exponent.</text:p>
      <text:p text:style-name="P50"/>
      <text:p text:style-name="P60"><text:span text:style-name="T17">Therefore, our number is F800000000 x 2</text:span><text:span text:style-name="T9">-1</text:span><text:span text:style-name="T17"> <text:s/>= <text:s/>1.1111100000000 <text:s/>x 2</text:span><text:span text:style-name="T9">-1</text:span></text:p>
      <text:p text:style-name="P60"><text:span text:style-name="T17"><text:tab/><text:tab/><text:tab/><text:tab/><text:tab/>= <text:s/>111111.00 x 2</text:span><text:span text:style-name="T9">-6</text:span></text:p>
      <text:p text:style-name="P59"><text:span text:style-name="T17"><text:tab/><text:tab/><text:tab/><text:tab/><text:tab/></text:span><text:span text:style-name="T22">= <text:s/>63/2</text:span><text:span text:style-name="T10">6</text:span></text:p>
      <text:p text:style-name="P50"><draw:custom-shape text:anchor-type="paragraph" draw:z-index="2" draw:name="Shape1" draw:style-name="gr1" draw:text-style-name="P78" svg:width="1.059cm" svg:height="1.288cm" svg:x="5.567cm" svg:y="0.388cm"><text:p/><draw:enhanced-geometry svg:viewBox="0 0 21600 21600" draw:type="rectangle" draw:enhanced-path="M 0 0 L 21600 0 21600 21600 0 21600 0 0 Z N"/></draw:custom-shape></text:p>
      <text:p text:style-name="P58"><text:span text:style-name="T17"><text:tab/><text:tab/><text:tab/><text:tab/><text:tab/></text:span><text:span text:style-name="T22">= <text:s/></text:span><text:span text:style-name="T22"><draw:frame draw:style-name="fr1" draw:name="Object6" text:anchor-type="as-char" svg:y="-0.619cm" svg:width="0.725cm" svg:height="0.998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0"/>
      <text:p text:style-name="P50"/>
      <text:p text:style-name="P75">13. <text:s/><text:span text:style-name="T29">Why do 15 (approx) pushes appear at the beginning of well-structured assembly programs? <text:s/></text:span><text:span text:style-name="T30">[Quiz 3 #2]</text:span></text:p>
      <text:p text:style-name="P35"/>
      <text:p text:style-name="P48">Answer: <text:s/><text:span text:style-name="T12">The pushes at the beginning along with the corresponding pops at </text:span><text:span text:style-name="T14">t</text:span><text:span text:style-name="T12">he end are there to protect the data of the caller function.</text:span></text:p>
      <text:p text:style-name="P35"/>
      <text:p text:style-name="P35"/>
      <text:p text:style-name="P35"/>
      <text:p text:style-name="P35"/>
      <text:p text:style-name="P35"/>
      <text:p text:style-name="P37">14. <text:s/>Write a fragment of an X86 program that implements the following decision statement.</text:p>
      <text:p text:style-name="P37"/>
      <text:p text:style-name="P37"><text:tab/>if(rsp is off the boundary)</text:p>
      <text:p text:style-name="P37"><text:tab/><text:tab/>push a quadword -1 on the stack</text:p>
      <text:p text:style-name="P37"><text:tab/>else</text:p>
      <text:p text:style-name="P37"><text:tab/><text:tab/>output (“On boundary”);</text:p>
      <text:p text:style-name="P37"/>
      <text:p text:style-name="P48">Answer: <text:s/>Comments should be omitted from a test to save time.</text:p>
      <text:p text:style-name="P48"/>
      <text:p text:style-name="P66">mov rax, rsp</text:p>
      <text:p text:style-name="P66">cqo</text:p>
      <text:p text:style-name="P66">mov r8, 16</text:p>
      <text:p text:style-name="P66">idiv r8</text:p>
      <text:p text:style-name="P48">;Now the remainder is in rdx. <text:s/>We are not concerned with the quotient in rax.</text:p>
      <text:p text:style-name="P66">cmp rdx, 0</text:p>
      <text:p text:style-name="P66">je <text:s/>remainderiszero</text:p>
      <text:p text:style-name="P66">push qword <text:s/>-1</text:p>
      <text:p text:style-name="P66">jmp continue</text:p>
      <text:p text:style-name="P66">remainderiszero:</text:p>
      <text:p text:style-name="P66">mov rax,0</text:p>
      <text:p text:style-name="P48"><text:span text:style-name="T49">mov rdi,message</text:span><text:tab/><text:tab/><text:tab/>“On boundary”</text:p>
      <text:p text:style-name="P66">call printf</text:p>
      <text:p text:style-name="P66">continue:</text:p>
      <text:p text:style-name="P37"/>
      <text:p text:style-name="P39"/>
      <text:p text:style-name="P76">15. <text:s/>What is the smallest normal <text:span text:style-name="T66">positive </text:span>float number in IEEE754? <text:s text:c="2"/>What is that number in decimal?</text:p>
      <text:p text:style-name="P38"/>
      <text:p text:style-name="P49">Answer: <text:s/><text:span text:style-name="T49">0x0010 <text:s/>0000 <text:s/>0000 <text:s/>0000</text:span> <text:s text:c="3"/>and <text:s text:c="4"/><text:span text:style-name="T49">2</text:span><text:span text:style-name="T11">-1022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7"><text:span text:style-name="T25">16</text:span>. <text:s/>0x8874090841516<text:span text:style-name="T65">000</text:span> is an integer written in <text:span text:style-name="T25">twos complement </text:span>big endian. <text:s/><text:span text:style-name="T4">Is it positive or negative?</text:span></text:p>
      <text:p text:style-name="P17"><draw:custom-shape text:anchor-type="paragraph" draw:z-index="3" draw:name="Shape3" draw:style-name="gr2" draw:text-style-name="P79" svg:width="2.823cm" svg:height="1.006cm" svg:x="4.597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><text:tab/><text:span text:style-name="T4">Circle one: <text:s/>Positive <text:s text:c="5"/></text:span><text:span text:style-name="T52">Negative.</text:span></text:p>
      <text:p text:style-name="P15"/>
      <text:p text:style-name="P41">What is the same number written in little endian? <text:span text:style-name="T54"><text:s text:c="5"/></text:span><text:span text:style-name="T55">0X0060514108097488 <text:s text:c="12"/></text:span></text:p>
      <text:p text:style-name="P17"/>
      <text:p text:style-name="P42"/>
      <text:p text:style-name="P40"/>
      <text:p text:style-name="P40"/>
      <text:p text:style-name="P40"/>
      <text:p text:style-name="P70"><text:span text:style-name="T13">Optional</text:span><text:span text:style-name="T12"> extra credit</text:span>. <text:s/>This is optional, but there is nothing to lose.</text:p>
      <text:p text:style-name="P19"/>
      <text:p text:style-name="P19">This test is graded on a scale from 0 to 100. <text:s/>Think carefully. <text:s/>Guess your own score on this test within 2 points above or below your real score and you will gain 2 extra credit points.</text:p>
      <text:p text:style-name="P19"/>
      <text:p text:style-name="P19"/>
      <text:p text:style-name="P43">My guess is ______________.</text:p>
      <text:p text:style-name="P43"/>
      <text:p text:style-name="P52">Do you have a comment? <text:s/>How well does this course meet your expectations <text:span text:style-name="T34">so far</text:span>? <text:s/>What would you do differently?</text:p>
      <text:p text:style-name="P52"/>
      <text:p text:style-name="P52">I am open-minded. <text:s/>I cheerfully accept constructive ideas. <text:s/>You are invited to comment in the open space below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My name printed _________________________________________________________</text:p>
      <text:p text:style-name="P20"/>
      <text:p text:style-name="P20"/>
      <text:p text:style-name="P20">My signature _____________________________________________________________</text:p>
      <text:p text:style-name="P20"/>
      <text:p text:style-name="P21"><text:span text:style-name="T17">Come back on Thursday. <text:s/>The test is open notes and open internet.</text:span><text:span text:style-name="T2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9:56:09.015290679</meta:creation-date>
    <dc:date>2019-04-11T20:10:53.913556275</dc:date>
    <meta:editing-duration>PT1H6M33S</meta:editing-duration>
    <meta:editing-cycles>17</meta:editing-cycles>
    <meta:generator>LibreOffice/6.0.7.3$Linux_X86_64 LibreOffice_project/00m0$Build-3</meta:generator>
    <meta:print-date>2019-03-25T16:36:38.467000008</meta:print-date>
    <meta:document-statistic meta:table-count="0" meta:image-count="0" meta:object-count="11" meta:page-count="11" meta:paragraph-count="148" meta:word-count="1494" meta:character-count="8582" meta:non-whitespace-character-count="6913"/>
  </office:meta>
</office:document-meta>
</file>

<file path=Object 1/content.xml><?xml version="1.0" encoding="utf-8"?>
<math xmlns="http://www.w3.org/1998/Math/MathML" display="block">
  <semantics>
    <mrow>
      <mn>23</mn>
      <mfrac>
        <mn>2</mn>
        <mn>7</mn>
      </mfrac>
    </mrow>
    <annotation encoding="StarMath 5.0">23{2} over {7} </annotation>
  </semantics>
</math>
</file>

<file path=Object 10/content.xml><?xml version="1.0" encoding="utf-8"?>
<math xmlns="http://www.w3.org/1998/Math/MathML" display="block">
  <semantics>
    <mfrac>
      <mn>63</mn>
      <mn>64</mn>
    </mfrac>
    <annotation encoding="StarMath 5.0">{63} over {64} </annotation>
  </semantics>
</math>
</file>

<file path=Object 13/content.xml><?xml version="1.0" encoding="utf-8"?>
<math xmlns="http://www.w3.org/1998/Math/MathML" display="block">
  <semantics>
    <mrow>
      <mn>23</mn>
      <mfrac>
        <mn>2</mn>
        <mn>7</mn>
      </mfrac>
    </mrow>
    <annotation encoding="StarMath 5.0">23{2} over {7} 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n>17</mn>
      </munderover>
      <msup>
        <mrow>
          <mo fence="true" stretchy="true">(</mo>
          <mrow>
            <mfrac>
              <mn>1</mn>
              <mn>8</mn>
            </mfrac>
          </mrow>
          <mo fence="true" stretchy="true">)</mo>
        </mrow>
        <mi>k</mi>
      </msup>
    </mrow>
    <annotation encoding="StarMath 5.0">sum from{k=0} to{17} left({1 over 8}right)^k  </annotation>
  </semantics>
</math>
</file>

<file path=Object 3/content.xml><?xml version="1.0" encoding="utf-8"?>
<math xmlns="http://www.w3.org/1998/Math/MathML" display="block">
  <semantics>
    <mfrac>
      <mrow>
        <mn>1</mn>
        <mo stretchy="false">−</mo>
        <msup>
          <mrow>
            <mo fence="true" stretchy="true">(</mo>
            <mrow>
              <mfrac>
                <mn>1</mn>
                <mn>8</mn>
              </mfrac>
            </mrow>
            <mo fence="true" stretchy="true">)</mo>
          </mrow>
          <mn>18</mn>
        </msup>
      </mrow>
      <mrow>
        <mn>1</mn>
        <mo stretchy="false">−</mo>
        <mfrac>
          <mn>1</mn>
          <mn>8</mn>
        </mfrac>
      </mrow>
    </mfrac>
    <annotation encoding="StarMath 5.0">{1-left(1 over 8 right)^18} over {1-{1 over 8}} </annotation>
  </semantics>
</math>
</file>

<file path=Object 4/content.xml><?xml version="1.0" encoding="utf-8"?>
<math xmlns="http://www.w3.org/1998/Math/MathML" display="block">
  <semantics>
    <mfrac>
      <mrow>
        <mn>8</mn>
        <mrow>
          <mo fence="true" stretchy="true">(</mo>
          <mrow>
            <mrow>
              <mn>1</mn>
              <mo stretchy="false">−</mo>
              <msup>
                <mrow>
                  <mo fence="true" stretchy="true">(</mo>
                  <mrow>
                    <mfrac>
                      <mn>1</mn>
                      <mn>8</mn>
                    </mfrac>
                  </mrow>
                  <mo fence="true" stretchy="true">)</mo>
                </mrow>
                <mn>18</mn>
              </msup>
            </mrow>
          </mrow>
          <mo fence="true" stretchy="true">)</mo>
        </mrow>
      </mrow>
      <mn>7</mn>
    </mfrac>
    <annotation encoding="StarMath 5.0">{8left({1-left(1over8right)^18}right)} over {7} </annotation>
  </semantics>
</math>
</file>

<file path=Object 5/content.xml><?xml version="1.0" encoding="utf-8"?>
<math xmlns="http://www.w3.org/1998/Math/MathML" display="block">
  <semantics>
    <mfrac>
      <mstyle mathvariant="bold">
        <mrow>
          <mn>8</mn>
          <mrow>
            <mo fence="true" stretchy="true">(</mo>
            <mrow>
              <mrow>
                <mn>1</mn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54</mn>
                </msup>
              </mrow>
            </mrow>
            <mo fence="true" stretchy="true">)</mo>
          </mrow>
        </mrow>
      </mstyle>
      <mstyle mathvariant="bold">
        <mn>7</mn>
      </mstyle>
    </mfrac>
    <annotation encoding="StarMath 5.0">bold{8left({1-left(1over2right)^54}right)} over bold{7} </annotation>
  </semantics>
</math>
</file>

<file path=Object 6/content.xml><?xml version="1.0" encoding="utf-8"?>
<math xmlns="http://www.w3.org/1998/Math/MathML" display="block">
  <semantics>
    <mrow>
      <mfrac>
        <mn>2</mn>
        <mn>7</mn>
      </mfrac>
      <mi>x</mi>
      <mrow>
        <mn>2</mn>
        <mo stretchy="false">=</mo>
        <mrow>
          <mn>0</mn>
          <mo stretchy="false">+</mo>
          <mfrac>
            <mn>4</mn>
            <mn>7</mn>
          </mfrac>
        </mrow>
      </mrow>
    </mrow>
    <annotation encoding="StarMath 5.0">{2 over 7}x2 = 0 + {4 over 7} </annotation>
  </semantics>
</math>
</file>

<file path=Object 7/content.xml><?xml version="1.0" encoding="utf-8"?>
<math xmlns="http://www.w3.org/1998/Math/MathML" display="block">
  <semantics>
    <mrow>
      <mfrac>
        <mn>4</mn>
        <mn>7</mn>
      </mfrac>
      <mi>x</mi>
      <mrow>
        <mn>2</mn>
        <mo stretchy="false">=</mo>
        <mrow>
          <mn>1</mn>
          <mo stretchy="false">+</mo>
          <mfrac>
            <mn>1</mn>
            <mn>7</mn>
          </mfrac>
        </mrow>
      </mrow>
    </mrow>
    <annotation encoding="StarMath 5.0">{4 over 7}x2 = 1 + {1 over 7} </annotation>
  </semantics>
</math>
</file>

<file path=Object 8/content.xml><?xml version="1.0" encoding="utf-8"?>
<math xmlns="http://www.w3.org/1998/Math/MathML" display="block">
  <semantics>
    <mrow>
      <mfrac>
        <mn>1</mn>
        <mn>7</mn>
      </mfrac>
      <mi>x</mi>
      <mrow>
        <mn>2</mn>
        <mo stretchy="false">=</mo>
        <mrow>
          <mn>0</mn>
          <mo stretchy="false">+</mo>
          <mfrac>
            <mn>2</mn>
            <mn>7</mn>
          </mfrac>
        </mrow>
      </mrow>
    </mrow>
    <annotation encoding="StarMath 5.0">{1 over 7}x2 = 0 + {2 over 7}</annotation>
  </semantics>
</math>
</file>

<file path=Object 9/content.xml><?xml version="1.0" encoding="utf-8"?>
<math xmlns="http://www.w3.org/1998/Math/MathML" display="block">
  <semantics>
    <mrow>
      <mfrac>
        <mn>2</mn>
        <mn>7</mn>
      </mfrac>
      <mi>x</mi>
      <mrow>
        <mn>2</mn>
        <mo stretchy="false">=</mo>
        <mrow>
          <mn>0</mn>
          <mo stretchy="false">+</mo>
          <mfrac>
            <mn>4</mn>
            <mn>7</mn>
          </mfrac>
        </mrow>
      </mrow>
    </mrow>
    <annotation encoding="StarMath 5.0">{2 over 7}x2 = 0 + {4 over 7} </annotation>
  </semantics>
</math>
</file>